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5-03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4-09-10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4-06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4-04-0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3-11-1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3-04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2-11-14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2-04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1-10-2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1-04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0-11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20-02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9-08-1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9-05-1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9-02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8-11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8-08-2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8-04-1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8-04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7-11-02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7-08-0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7-05-0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7-04-0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7-03-0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6-12-1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6-09-0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6-05-0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6-01-1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5-08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5-08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5-08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5-06-02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5-03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4-12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4-07-3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4-05-0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4-02-2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3-10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3-08-05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3-05-1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3-02-1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2-10-2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2-07-3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2-06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2-06-14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2-06-0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2-04-2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2-01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1-12-12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1-11-1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1-07-0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1-04-1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1-01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0-10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0-07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0-04-0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10-02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9-12-0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9-08-27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9-04-2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9-02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8-10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8-07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8-04-0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8-02-0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7-11-0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7-07-3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7-06-0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7-04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7-01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6-11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6-10-1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6-07-1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6-05-1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6-04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6-02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5-10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5-04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4-10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4-04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3-11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3-04-1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2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3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722075591801</text:p>
          </table:table-cell>
          <table:table-cell office:value-type="string" calcext:value-type="string">
            <text:p>63C <text:s/>4 SOW 173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2" meta:object-count="0"/>
    <meta:user-defined meta:name="AppVersion">3.0</meta:user-defined>
  </office:meta>
</office:document-meta>
</file>